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fo:font-size="14pt" fo:font-weight="bold" officeooo:rsid="00155661" officeooo:paragraph-rsid="00155661"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normal" officeooo:rsid="00155661" officeooo:paragraph-rsid="00155661" style:font-size-asian="14pt" style:font-weight-asian="normal" style:font-size-complex="14pt" style:font-weight-complex="normal"/>
    </style:style>
    <style:style style:name="P3" style:family="paragraph" style:parent-style-name="Standard">
      <style:paragraph-properties fo:text-align="justify" style:justify-single-word="false"/>
      <style:text-properties fo:font-size="14pt" fo:font-weight="normal" officeooo:rsid="00155661" officeooo:paragraph-rsid="0019e8e2" style:font-size-asian="14pt" style:font-weight-asian="normal" style:font-size-complex="14pt" style:font-weight-complex="normal"/>
    </style:style>
    <style:style style:name="P4" style:family="paragraph" style:parent-style-name="Standard">
      <style:paragraph-properties fo:text-align="justify" style:justify-single-word="false"/>
      <style:text-properties fo:font-size="14pt" fo:font-weight="normal" officeooo:rsid="0016841f" officeooo:paragraph-rsid="0016841f" style:font-size-asian="14pt" style:font-weight-asian="normal" style:font-size-complex="14pt" style:font-weight-complex="normal"/>
    </style:style>
    <style:style style:name="P5" style:family="paragraph" style:parent-style-name="Standard">
      <style:paragraph-properties fo:text-align="center" style:justify-single-word="false"/>
      <style:text-properties fo:font-size="16pt" fo:font-weight="bold" officeooo:rsid="00155661" officeooo:paragraph-rsid="00155661" style:font-size-asian="16pt" style:font-weight-asian="bold" style:font-size-complex="16pt" style:font-weight-complex="bold"/>
    </style:style>
    <style:style style:name="P6" style:family="paragraph" style:parent-style-name="Standard">
      <style:paragraph-properties fo:text-align="justify" style:justify-single-word="false"/>
      <style:text-properties fo:font-size="14pt" fo:font-weight="normal" officeooo:rsid="0019e8e2" officeooo:paragraph-rsid="0019e8e2" style:font-size-asian="14pt" style:font-weight-asian="normal" style:font-size-complex="14pt" style:font-weight-complex="normal"/>
    </style:style>
    <style:style style:name="P7" style:family="paragraph" style:parent-style-name="Standard">
      <style:paragraph-properties fo:text-align="justify" style:justify-single-word="false"/>
      <style:text-properties fo:font-size="14pt" fo:font-weight="normal" officeooo:rsid="00155661" officeooo:paragraph-rsid="00155661"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fo:font-size="14pt" fo:font-weight="normal" officeooo:rsid="00155661" officeooo:paragraph-rsid="001b00a7" style:font-size-asian="14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fo:font-weight="bold" officeooo:rsid="0016841f" style:font-weight-asian="bold" style:font-weight-complex="bold"/>
    </style:style>
    <style:style style:name="T3" style:family="text">
      <style:text-properties fo:font-weight="bold" officeooo:rsid="0018179b" style:font-weight-asian="bold" style:font-weight-complex="bold"/>
    </style:style>
    <style:style style:name="T4" style:family="text">
      <style:text-properties fo:font-weight="bold" officeooo:rsid="001b00a7" style:font-weight-asian="bold" style:font-weight-complex="bold"/>
    </style:style>
    <style:style style:name="T5" style:family="text">
      <style:text-properties officeooo:rsid="0016841f"/>
    </style:style>
    <style:style style:name="T6" style:family="text">
      <style:text-properties officeooo:rsid="0018179b"/>
    </style:style>
    <style:style style:name="T7" style:family="text">
      <style:text-properties officeooo:rsid="0019e8e2"/>
    </style:style>
    <style:style style:name="T8" style:family="text">
      <style:text-properties officeooo:rsid="001b00a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Дипломный проект</text:p>
      <text:p text:style-name="P1"/>
      <text:p text:style-name="P1"/>
      <text:p text:style-name="P2"><text:tab/>Описание: Магазин скинов для доты. Еще можно добавлять пользователей в друзья и обмениваться сообщениями(последнее в разработке).</text:p>
      <text:p text:style-name="P2">На данный момент не реализована система оплаты. Необходимые библиотеки находятся по пути: /tools/requirements/base.txt , так же можно запустить с помощью docker-compose up --build. </text:p>
      <text:p text:style-name="P2"><text:tab/></text:p>
      <text:p text:style-name="P2"><text:tab/>Цель проекта: защита диплома и возможно запуск сего проекта в продакшн чтобы зарабатывать, но это не точно.</text:p>
      <text:p text:style-name="P2"/>
      <text:p text:style-name="P2"><text:tab/>Приложение запущено на Google Cloud Platform хост: «<text:a xlink:type="simple" xlink:href="http://34.78.241.147/" text:style-name="Internet_20_link" text:visited-style-name="Visited_20_Internet_20_Link">http://34.78.241.147/</text:a>».</text:p>
      <text:p text:style-name="P2"/>
      <text:p text:style-name="P2"><text:tab/>Начнем с регистрации:</text:p>
      <text:p text:style-name="P2"><text:tab/><text:span text:style-name="T1">«api/v1/registration/»</text:span> - эндпоинт принимает POST запрос с полями:</text:p>
      <text:p text:style-name="P3"><text:tab/>«username» - имя пользователя (str, unique=True, <text:span text:style-name="T7">валидация:</text:span></text:p>
      <text:p text:style-name="P6"><text:tab/><text:tab/>1) только латинские символы(верхнего и нижнего регистра)</text:p>
      <text:p text:style-name="P6"><text:tab/><text:tab/>2) числа 0-9</text:p>
      <text:p text:style-name="P3"><text:tab/><text:tab/><text:span text:style-name="T7">3) специальные символы</text:span></text:p>
      <text:p text:style-name="P3"><text:tab/>) </text:p>
      <text:p text:style-name="P2"><text:tab/>«email» - адрес электронной почты (str, unique=True)</text:p>
      <text:p text:style-name="P3"><text:tab/>«password» - пароль (str, <text:span text:style-name="T7">есть валидация:</text:span></text:p>
      <text:p text:style-name="P3"><text:tab/><text:tab/><text:span text:style-name="T7">1) только латинские символы(верхнего и нижнего регистра)</text:span></text:p>
      <text:p text:style-name="P6"><text:tab/><text:tab/>2) числа 0-9</text:p>
      <text:p text:style-name="P6"><text:tab/><text:tab/>3) специальные символы</text:p>
      <text:p text:style-name="P3"><text:tab/><text:tab/><text:span text:style-name="T7">4) длина пароля 10-32 символа</text:span></text:p>
      <text:p text:style-name="P3"><text:tab/>)</text:p>
      <text:p text:style-name="P2"><text:tab/>В случае если имя пользователя или адрес почты уже есть в базе данных сервер даст ответ что пользователь с такими данными уже существует. В случае успешной регистрации пользователю на почту придет письмо со ссылкой активации аккаунта, после того как пользователь пройдет по ней его аккаунт будет активирован. повторный переход по ссылке не даст эффекта, сервер ответит что произошла ошибка. После активации аккаунта пользователь может авторизоваться.</text:p>
      <text:p text:style-name="P2"/>
      <text:p text:style-name="P2"><text:tab/>Собственно авторизация:</text:p>
      <text:p text:style-name="P2"><text:tab/><text:span text:style-name="T1">«api/token/» </text:span>- эндпоинт так же принимает POST запрос с полями:</text:p>
      <text:p text:style-name="P2"><text:tab/>«username» - имя пользователя</text:p>
      <text:p text:style-name="P2"><text:tab/>«password» - пароль аккаунта</text:p>
      <text:p text:style-name="P2"><text:tab/>В случае если пользователя с указанным именем нет в базе, сервер вернет ответ что такого пользователя не существует. Аналогично если не правильный пароль. В случае успешной авторизации сервер вернет access и refresh токены которые надо бы сохранять с localStorage. </text:p>
      <text:p text:style-name="P2"><text:soft-page-break/></text:p>
      <text:p text:style-name="P2"><text:tab/><text:span text:style-name="T1">«</text:span><text:span text:style-name="T3">api/token/refresh/» - </text:span><text:span text:style-name="T6">access token живет 24 часа, в случае когда его действие закончилось можно использовать данный эндпоинт, он принимает только POST запрос с полем «refresh» значением которого должен быть собственно refresh токен который выдается с access токеном при авторизации. Если refresh токен действителен сервер выдаст новый access токен и таким образом по идее пользователь будет всегда авторизован… ну пока действие refresh токена не закончится.</text:span></text:p>
      <text:p text:style-name="P2"/>
      <text:p text:style-name="P2"><text:tab/>Эндпоинт активации аккаунта:</text:p>
      <text:p text:style-name="P2"><text:tab/><text:span text:style-name="T1">«activate/</text:span><text:span text:style-name="T2">&lt;</text:span><text:span text:style-name="T1">code:str&gt;/» - </text:span>принимает только GET запрос, вместо &lt;code:str&gt; будет код активации который генерируется при регистрации пользователя и отправляется в общем-то готовая ссылка пользователю. Если пользователь переходит в первый раз сервер ответит что аккаунт активирован и поле is_active станет True. При дальнейших попытках перехода сервер будет отвечать что-то пошло не так.</text:p>
      <text:p text:style-name="P2"/>
      <text:p text:style-name="P2"><text:tab/><text:span text:style-name="T5">Сброс пароля:</text:span></text:p>
      <text:p text:style-name="P2"><text:tab/><text:span text:style-name="T2">«api/v1/reset-password/» - </text:span><text:span text:style-name="T5">принимает только POST запрос c полями «username» и «email», проверяется есть ли объект с такими данными в базе и если есть то генерируется новый пароль и отправляется на электронную почту, сервер ответит что вам отправлено письмо на почту. Если же объекта нет сервер ответит что пользователь не найден. </text:span></text:p>
      <text:p text:style-name="P2"><text:tab/></text:p>
      <text:p text:style-name="P2"><text:tab/>Магазин:</text:p>
      <text:p text:style-name="P2"><text:tab/><text:span text:style-name="T1">«api/v1/items/» </text:span>- эндпоинт принимает GET запрос и аргументы для сортировки скинов:</text:p>
      <text:p text:style-name="P2"><text:tab/>«category» - принимает число которому соответствует категория товара</text:p>
      <text:p text:style-name="P2"><text:tab/>«search» - принимает строку для поиска по названию товара(поле name),</text:p>
      <text:p text:style-name="P2">в случае если написать только первые несколько символов сервер вернет скины у которых название начинается на эти символы.</text:p>
      <text:p text:style-name="P2"><text:tab/>«sortBy» - принимает строку «realPrice» для сортировки по аргументу order.</text:p>
      <text:p text:style-name="P2"><text:tab/>«order» - принимает asc/desc и список товаров будет сортироваться по возрастанию/убыванию цены.</text:p>
      <text:p text:style-name="P2"><text:tab/>Данный эндпоинт возвращает JSON с 2 ключами:<text:line-break/><text:tab/>«pagination» - тут будет 3 ключа:</text:p>
      <text:p text:style-name="P2"><text:tab/><text:tab/>«next» - ссылка на следующую страницу</text:p>
      <text:p text:style-name="P2"><text:tab/><text:tab/>«previous» - ссылка на предыдущую страницу</text:p>
      <text:p text:style-name="P2"><text:tab/><text:tab/>«count» - счетчик страницу</text:p>
      <text:p text:style-name="P2"><text:tab/>«items» - хранит список словарей внезапно с предметами(скинами)</text:p>
      <text:p text:style-name="P2"><text:tab/><text:span text:style-name="T5">В случае если администрацией были добавлены новые скины в течение последних суток, пользователям придет сообщение на почту о поступлении новых скинов.</text:span></text:p>
      <text:p text:style-name="P2"/>
      <text:p text:style-name="P2"><text:soft-page-break/><text:tab/>Проваливаемся в конкретный товар:</text:p>
      <text:p text:style-name="P2"><text:tab/><text:span text:style-name="T1">«api/v1/items/id:&lt;str&gt;/» </text:span>- принимает только GET запрос. Вместо id:&lt;str&gt; нужно подставить id элемента. Сервер вернет JSON c ключ<text:span text:style-name="T5">о</text:span>м «item» где будет вся информация про данный товар.</text:p>
      <text:p text:style-name="P2"/>
      <text:p text:style-name="P2"><text:tab/><text:span text:style-name="T8">Категории товаров:<text:line-break/><text:tab/></text:span><text:span text:style-name="T4">«api/v1/categories/» - </text:span><text:span text:style-name="T8">принимает только GET запрос, возвращает список категорий по ключу «categories» у категорий есть ключи name, image, number. Number нужен для сортировки скинов. Предполагается что на странице магазина будет отправляться запрос сюда чтобы отображались категории товаров.</text:span></text:p>
      <text:p text:style-name="P2"/>
      <text:p text:style-name="P8"><text:tab/><text:span text:style-name="T5">В общем-то на всех остальных эндпоинтах уже обязательна авторизация.</text:span></text:p>
      <text:p text:style-name="P2"><text:tab/>Отзыв<text:span text:style-name="T5">ы</text:span>: <text:line-break/><text:tab/>Чтобы взаимодействовать с <text:s/>отзывами необходимо авторизоваться, то есть access токен необходимо достать из localStorage и передать в headers с ключом Authorization вместе с запросом.</text:p>
      <text:p text:style-name="P2"><text:tab/><text:span text:style-name="T1">«api/v1/reviews/» </text:span>- принимает запросы:</text:p>
      <text:p text:style-name="P2"><text:tab/>«GET» - возвращает отзывы всех пользователей на все товары, <text:span text:style-name="T5">тут так же есть пагинация с ключами как в «items», сами отзывы будут доступны по ключу «reviews»</text:span>.</text:p>
      <text:p text:style-name="P2"><text:tab/>«POST» - создает отзыв на товар, принимает поля:<text:line-break/><text:tab/><text:tab/>«<text:span text:style-name="T5">skin_id» - индентификатор скина</text:span></text:p>
      <text:p text:style-name="P2"><text:tab/><text:tab/>«<text:span text:style-name="T5">text_review» - текст отзыва</text:span></text:p>
      <text:p text:style-name="P2"><text:tab/><text:tab/>«<text:span text:style-name="T5">skin_rating» - пользовательская оценка скина, при каждом новом отзыве на скин его рейтинг будет пересчитываться.</text:span></text:p>
      <text:p text:style-name="P2"><text:tab/></text:p>
      <text:p text:style-name="P2"><text:tab/><text:span text:style-name="T1">«</text:span><text:span text:style-name="T2">api/v1/reviews/&lt;id:str&gt;/» </text:span><text:span text:style-name="T5">- где &lt;id:str&gt; это идентификатор скина, принимает только GET запрос и возвращает отзывы на конкретный скин под ключом «reviews», так же есть пагинация с теми же параметрами как и на предыдущих эндпоинтах.</text:span></text:p>
      <text:p text:style-name="P2"><text:tab/></text:p>
      <text:p text:style-name="P2"><text:tab/><text:span text:style-name="T5">Смена пароля:</text:span></text:p>
      <text:p text:style-name="P2"><text:tab/><text:span text:style-name="T1">«</text:span><text:span text:style-name="T2">api/v1/change-password/» </text:span><text:span text:style-name="T5"><text:s/>- принимает только PATCH запрос, принимает поля «old_password» и «new_password». Если старый пароль не правильный сервер вернет сообщение «неверный текущий пароль», если новый пароль = старый пароль сервер вернет сообщение что новый пароль должен отличаться от старого. В случае успешной смены пароля сервер вернет ответ «password changing success». </text:span><text:span text:style-name="T7">Ну и валидация пароля та же что и при регистрации.</text:span></text:p>
      <text:p text:style-name="P2"/>
      <text:p text:style-name="P2"><text:tab/><text:span text:style-name="T5">Личный кабинет:</text:span></text:p>
      <text:p text:style-name="P2"><text:tab/><text:span text:style-name="T1">«</text:span><text:span text:style-name="T2">api/v1/per-cab/» </text:span><text:span text:style-name="T5">- принимает только GET запрос и возвращает данные пользователя почти все кроме пароля </text:span><text:span text:style-name="T8">по ключу «user»</text:span><text:span text:style-name="T5">, смена и восстановление пароля выше.</text:span></text:p>
      <text:p text:style-name="P4"><text:soft-page-break/>Подразумевается что на фронтенде в личном кабинете вместе с информацией о пользователе будут еще друзья и коллекция, где нибудь в друзьях или так же в личном кабинете можно еще разместить приглашения пользователей в друзья.</text:p>
      <text:p text:style-name="P4"/>
      <text:p text:style-name="P4"><text:tab/>Собственно начнем со с приглашения в друзья:<text:line-break/><text:tab/><text:span text:style-name="T1">«api/v1/invites/» </text:span>- тут мы будем приглашать пользователей во friends list.</text:p>
      <text:p text:style-name="P4"><text:tab/>Принимает следующие запросы:</text:p>
      <text:p text:style-name="P4"><text:tab/>«GET» - показывает все текущие приглашения для конкретного пользователя, так же информация о приглашении дублируется на электронную почту, приглашения доступны по ключу «invites», так же есть пагинатор на случай если приглашений будет очень много.</text:p>
      <text:p text:style-name="P4"><text:tab/>«POST» - собственно приглашаем пользователей, принимает поле «username» это будет имя пользователя которого мы хотим добавить в друзья. Если такого пользователя нет сервер ответит что пользователь не существует. Если приглашение уже было создано сервер ответит что приглашение уже существует. Если же пользователь найден и приглашение не было создано то оно будет создано с последующим уведомлением на почту.</text:p>
      <text:p text:style-name="P4"><text:tab/>«PATCH» - принимает поля:</text:p>
      <text:p text:style-name="P4"><text:tab/><text:tab/>«username» - это имя пользователя от которого пришло приглашение.</text:p>
      <text:p text:style-name="P4"><text:tab/><text:tab/>«action» - значениями могут быть accept/reject. Если передан accept пользователи добавятся друг другу в друзья с уведомлением отправителя приглашения по почте. Если будет передан reject то приглашение будет отклонено так же с уведомлением отправителя по почте.</text:p>
      <text:p text:style-name="P4"><text:tab/>Объекты invites которые были отклонены или приняты будут очищаться каждый понедельник, те объекты которым не присвоено значение принято/отклонено останутся пока их не примут или откажут.</text:p>
      <text:p text:style-name="P4"/>
      <text:p text:style-name="P4"><text:tab/>Список друзей:</text:p>
      <text:p text:style-name="P4"><text:tab/><text:span text:style-name="T1">«api/v1/friends/» </text:span>- принимает запросы:</text:p>
      <text:p text:style-name="P4"><text:tab/>«GET» - внезапно, выводит список друзей с кое какой информацией по минимуму, список будет доступен по ключу «friends». Так же есть пагинация как и на всех предыдущих эндпоинтах, с тем же ключом и параметрами. </text:p>
      <text:p text:style-name="P4"><text:tab/>«DELETE» - принимает поле «friend_id» если пользователь с данным идентификатором будет найден в списке друзей пользователя он будет удален из списка как у пользователя так и у друга, сервер вернет ответ что друг был удален. Если идентификатор был введен неправильно сервер вернет ошибку что друг с таким id не был найден.</text:p>
      <text:p text:style-name="P4"/>
      <text:p text:style-name="P4"><text:tab/>Коллекция скинов:</text:p>
      <text:p text:style-name="P4"><text:tab/><text:span text:style-name="T1">«api/v1/collection/» </text:span>- тут в общем-то только GET запрос который вернет список скинов купленных пользователем, список будет доступен по ключу «my_items». Так же есть пагинация с тем же ключом что и во всех остальных эндпоинтах.</text:p>
      <text:p text:style-name="P4"/>
      <text:p text:style-name="P4"><text:soft-page-break/><text:tab/>Корзина:<text:line-break/><text:tab/><text:span text:style-name="T1">«api/v1/basket/»</text:span> - корзина поддерживает добавление/удаление предметов и покупку. Принимает запросы:</text:p>
      <text:p text:style-name="P4"><text:tab/>«GET» - Если корзина пользователя в данный момент не существует(пуста) сервер вернет 40 случайных скинов, они будут доступны по ключу «recommended». Если в корзине есть элементы то сервер вернет список элементов по ключу «basket».</text:p>
      <text:p text:style-name="P4"><text:tab/>«PUT» - принимает поле «skin_id» и добавляет товар в корзину, если передать несколько раз то увеличится количество товара в корзине. Соответственно пересчитается цена, сервер вернет сообщение об успешном добавлении товара в корзину.</text:p>
      <text:p text:style-name="P4"><text:tab/>«PATCH» - принимает поля:</text:p>
      <text:p text:style-name="P4"><text:tab/><text:tab/>«skin_id» - идентификатор скина</text:p>
      <text:p text:style-name="P4"><text:tab/><text:tab/>«action» - действие, возможны 2 варианта:</text:p>
      <text:p text:style-name="P4"><text:tab/><text:tab/>Если в «action» передать «remove» то данный скин будет удален из корзины, вообще без разница сколько экземпляров данного скина там было. Сервер вернет ответ что товар удален из корзины.</text:p>
      <text:p text:style-name="P4"><text:tab/><text:tab/>Если в «action» передать «decrease» то колличество экземпляров данного скина будет уменьшено на 1. если же экземпляр будет всего 1 то он будет удален из корзины. Сервер вернет ответ что количество товара уменьшено.</text:p>
      <text:p text:style-name="P4"><text:tab/>«DELETE» - удаляет (очищает) корзину, сервер вернет сообщение что корзина очищена. Если корзины итак не было сервер вернет исключение что корзина не существует.</text:p>
      <text:p text:style-name="P4"><text:tab/>«POST» - собственно покупка скинов. Если у пользователя денег в виртуальном кошельке меньше чем стоимость корзины то сервер вернет ошибку что у пользователя не хватает денег. Если денег достаточно то из виртуального кошелька будут списаны деньги и все товары перейдут пользователю.</text:p>
      <text:p text:style-name="P4"><text:tab/>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7T15:44:48.893812939</meta:creation-date>
    <dc:date>2023-06-22T10:54:12.428547697</dc:date>
    <meta:editing-duration>PT2H18M28S</meta:editing-duration>
    <meta:editing-cycles>5</meta:editing-cycles>
    <meta:generator>LibreOffice/7.5.3.2$Linux_X86_64 LibreOffice_project/50$Build-2</meta:generator>
    <meta:document-statistic meta:table-count="0" meta:image-count="0" meta:object-count="0" meta:page-count="5" meta:paragraph-count="88" meta:word-count="1396" meta:character-count="9980" meta:non-whitespace-character-count="8550"/>
  </office:meta>
</office:document-meta>
</file>